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A70000028B696B5AE8C3697010.png" manifest:media-type="image/png"/>
  <manifest:file-entry manifest:full-path="Pictures/10000201000004A6000000C817EAC82914CFA6C4.png" manifest:media-type="image/png"/>
  <manifest:file-entry manifest:full-path="Pictures/100002010000134B0000077332D9F7AF1E2C354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fo:min-height="2.63cm"/>
    </style:style>
    <style:style style:name="pr3" style:family="presentation" style:parent-style-name="Standard-outline1">
      <style:graphic-properties fo:min-height="8.884cm"/>
    </style:style>
    <style:style style:name="pr4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presentation:footer-decl presentation:name="ftr1">DA18202_Pferdeführanlage</presentation:footer-decl>
      <presentation:date-time-decl presentation:name="dtd1" presentation:source="current-date" style:data-style-name="D5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8.1cm" svg:height="1.36cm" svg:x="1cm" svg:y="1cm">
          <draw:image xlink:href="Pictures/10000201000004A6000000C817EAC82914CFA6C4.png" xlink:type="simple" xlink:show="embed" xlink:actuate="onLoad">
            <text:p/>
          </draw:image>
        </draw:frame>
        <draw:frame draw:style-name="gr1" draw:text-style-name="P1" draw:layer="layout" svg:width="7.251cm" svg:height="2.8cm" svg:x="20.503cm" svg:y="0.2cm">
          <draw:image xlink:href="Pictures/100002010000134B0000077332D9F7AF1E2C35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3A70000028B696B5AE8C369701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minik Roland Riegelnegg</meta:initial-creator>
    <meta:creation-date>2018-05-23T13:13:50.650000000</meta:creation-date>
    <dc:date>2018-05-23T22:15:11.136000000</dc:date>
    <dc:creator>Dominik Roland Riegelnegg</dc:creator>
    <meta:editing-duration>PT5H41M31S</meta:editing-duration>
    <meta:editing-cycles>8</meta:editing-cycles>
    <meta:generator>LibreOffice/5.2.0.4$Windows_X86_64 LibreOffice_project/066b007f5ebcc236395c7d282ba488bca6720265</meta:generator>
    <meta:document-statistic meta:object-count="29"/>
  </office:meta>
</office:document-meta>
</file>